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fo:language="en" fo:country="US"/>
    </style:style>
    <style:style style:name="T2" style:parent-style-name="DefaultParagraphFont" style:family="text">
      <style:text-properties fo:language="en" fo:country="US"/>
    </style:style>
    <style:style style:name="P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Normal" style:family="paragraph">
      <style:text-properties fo:language="en" fo:country="US"/>
    </style:style>
  </office:automatic-styles>
  <office:body>
    <office:text text:use-soft-page-breaks="true">
      <text:p text:style-name="P1">Final stance</text:p>
      <text:p text:style-name="Normal"><text:span text:style-name="T2">I agree with the assertion that microservices are the future, with<text:s/></text:span>monolithic software being difficult to update and share with new developers (Bucchiarone  et al, 2018). Microservices are more flexible and easier to manage – allowing for fast and effective updates, upgrades, maintenance to be carried out (Bucchiarone  et al, 2018). <text:s/>Automated development and deployment is made possible using Docker and CICD pipelines for different microservices – saving time that can be spent developing features (Bucchiarone  et al, 2018). Technologies such as DockerSwarm can be utilised to coordinate microservices , handling the orchestration of deployment, scaling, and even crashed (Bucchiarone  et al, 2018). Tangled code and over-lapping responsibilities in old code - where change is slow and risky – is in stark contrast to the modular, flexible nature of microservices that break code into purpose-built services – clearer boundaries (Bucchiarone  et al, 2018).</text:p>
      <text:p text:style-name="Normal"> </text:p>
      <text:p text:style-name="Normal">Microservices can however mean a larger attack area but robust security for each service (designed as built-in, not a later thought)– own data and access controls – security not shared means isolating risk (Bucchiarone  et al, 2018). Indeed, Biggs et al (2018) found that microkernels prevented or mitigated nearly all common vulnerabilities and exposures found in Linux OS.</text:p>
      <text:p text:style-name="Normal"/>
      <text:p text:style-name="P3">References</text:p>
      <text:p text:style-name="Normal">Biggs, S. Lee, D. &amp; Heiser, G. (2018) The Jury Is In: Monolithic OS Design Is Flawed: Microkernel-based Designs Improve Security. Proceedings of the 9th Asia-Pacific Workshop on Systems (APSys '18). ACM 16:1–7.</text:p>
      <text:p text:style-name="Normal"/>
      <text:p text:style-name="Normal">Bucchiarone, A. Dragoni, N. Dustdar, S. Larsen, S.T. &amp; Mazzara, M. (2018) From Monolithic to Microservices: An Experience Report from the Banking Domain. IEEE Software 35 (3):50-55.</text:p>
      <text:p text:style-name="P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4-10-19T01:16:00Z</meta:creation-date>
    <dc:date>2024-10-19T01:16:00Z</dc:date>
    <meta:template xlink:href="Normal.dotm" xlink:type="simple"/>
    <meta:editing-cycles>2</meta:editing-cycles>
    <meta:editing-duration>PT60S</meta:editing-duration>
    <meta:document-statistic meta:page-count="1" meta:paragraph-count="3" meta:word-count="262" meta:character-count="1756" meta:row-count="12" meta:non-whitespace-character-count="1497"/>
  </office:meta>
</office:document-meta>
</file>